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GB" officeooo:rsid="00420a9a" officeooo:paragraph-rsid="000f6d0b"/>
    </style:style>
    <style:style style:name="P2" style:family="paragraph" style:parent-style-name="Standard">
      <style:paragraph-properties fo:text-align="justify" style:justify-single-word="false"/>
      <style:text-properties fo:language="en" fo:country="GB" officeooo:rsid="00420a9a" officeooo:paragraph-rsid="006e12db"/>
    </style:style>
    <style:style style:name="P3" style:family="paragraph" style:parent-style-name="Standard">
      <style:paragraph-properties fo:text-align="justify" style:justify-single-word="false"/>
      <style:text-properties fo:language="en" fo:country="GB" officeooo:rsid="00266ded" officeooo:paragraph-rsid="000f6d0b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n" fo:country="GB" officeooo:rsid="00038551" officeooo:paragraph-rsid="000f6d0b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n" fo:country="GB" officeooo:rsid="0004c0e0" officeooo:paragraph-rsid="000f6d0b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n" fo:country="GB" officeooo:rsid="003c3a9c" officeooo:paragraph-rsid="000f6d0b"/>
    </style:style>
    <style:style style:name="P7" style:family="paragraph" style:parent-style-name="Standard">
      <loext:graphic-properties draw:fill="none" draw:fill-color="#ffff66" draw:fill-image-width="0cm" draw:fill-image-height="0cm"/>
      <style:paragraph-properties fo:text-align="justify" style:justify-single-word="false" fo:background-color="transparent"/>
      <style:text-properties fo:language="en" fo:country="GB" officeooo:rsid="003c3a9c" officeooo:paragraph-rsid="000f6d0b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n" fo:country="GB" officeooo:rsid="0031d371" officeooo:paragraph-rsid="000f6d0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rsid="00276af9" officeooo:paragraph-rsid="000f6d0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rsid="002bcc11" officeooo:paragraph-rsid="000f6d0b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rsid="002bcc11" officeooo:paragraph-rsid="001a4b4d"/>
    </style:style>
    <style:style style:name="P12" style:family="paragraph" style:parent-style-name="Standard" style:list-style-name="L12">
      <style:paragraph-properties fo:text-align="justify" style:justify-single-word="false"/>
      <style:text-properties fo:language="en" fo:country="GB" officeooo:rsid="000784e7" officeooo:paragraph-rsid="000f6d0b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rsid="000784e7" officeooo:paragraph-rsid="000f6d0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rsid="000784e7" officeooo:paragraph-rsid="00394c78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rsid="0008169b" officeooo:paragraph-rsid="000f6d0b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rsid="0029d894" officeooo:paragraph-rsid="000f6d0b"/>
    </style:style>
    <style:style style:name="P17" style:family="paragraph" style:parent-style-name="Standard" style:list-style-name="L14">
      <style:paragraph-properties fo:text-align="justify" style:justify-single-word="false"/>
      <style:text-properties fo:language="en" fo:country="GB" officeooo:rsid="0009ec77" officeooo:paragraph-rsid="000f6d0b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rsid="0009ec77" officeooo:paragraph-rsid="000f6d0b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rsid="000a2b39" officeooo:paragraph-rsid="000f6d0b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rsid="000a2b39" officeooo:paragraph-rsid="0046ae13"/>
    </style:style>
    <style:style style:name="P21" style:family="paragraph" style:parent-style-name="Standard" style:list-style-name="L15">
      <style:paragraph-properties fo:text-align="justify" style:justify-single-word="false"/>
      <style:text-properties fo:language="en" fo:country="GB" officeooo:rsid="003a5ce7" officeooo:paragraph-rsid="000f6d0b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rsid="003a5ce7" officeooo:paragraph-rsid="000f6d0b"/>
    </style:style>
    <style:style style:name="P23" style:family="paragraph" style:parent-style-name="Standard" style:list-style-name="L15">
      <style:paragraph-properties fo:text-align="justify" style:justify-single-word="false"/>
      <style:text-properties fo:language="en" fo:country="GB" officeooo:rsid="0032bfa1" officeooo:paragraph-rsid="000f6d0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rsid="0032bfa1" officeooo:paragraph-rsid="000f6d0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rsid="0005d375" officeooo:paragraph-rsid="000f6d0b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rsid="003c7d55" officeooo:paragraph-rsid="000f6d0b"/>
    </style:style>
    <style:style style:name="P27" style:family="paragraph" style:parent-style-name="Standard" style:list-style-name="L16">
      <style:paragraph-properties fo:text-align="justify" style:justify-single-word="false"/>
      <style:text-properties fo:language="en" fo:country="GB" officeooo:rsid="000bdbc4" officeooo:paragraph-rsid="000f6d0b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00bdbc4" officeooo:paragraph-rsid="000f6d0b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rsid="000b10ea" officeooo:paragraph-rsid="000f6d0b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0125bce" officeooo:paragraph-rsid="000f6d0b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03cc5c4" officeooo:paragraph-rsid="000f6d0b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rsid="0014d3fa" officeooo:paragraph-rsid="000f6d0b"/>
    </style:style>
    <style:style style:name="P33" style:family="paragraph" style:parent-style-name="Standard" style:list-style-name="L17">
      <style:paragraph-properties fo:text-align="justify" style:justify-single-word="false"/>
      <style:text-properties fo:language="en" fo:country="GB" officeooo:rsid="0013e35b" officeooo:paragraph-rsid="000f6d0b"/>
    </style:style>
    <style:style style:name="P34" style:family="paragraph" style:parent-style-name="Standard" style:list-style-name="L17">
      <style:paragraph-properties fo:text-align="justify" style:justify-single-word="false"/>
      <style:text-properties fo:language="en" fo:country="GB" officeooo:rsid="0013e35b" officeooo:paragraph-rsid="0058559f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013e35b" officeooo:paragraph-rsid="000f6d0b"/>
    </style:style>
    <style:style style:name="P36" style:family="paragraph" style:parent-style-name="Standard" style:list-style-name="L17">
      <style:paragraph-properties fo:text-align="justify" style:justify-single-word="false"/>
      <style:text-properties fo:language="en" fo:country="GB" officeooo:rsid="001682c6" officeooo:paragraph-rsid="000f6d0b"/>
    </style:style>
    <style:style style:name="P37" style:family="paragraph" style:parent-style-name="Standard" style:list-style-name="L17">
      <style:paragraph-properties fo:text-align="justify" style:justify-single-word="false"/>
      <style:text-properties fo:language="en" fo:country="GB" officeooo:rsid="004132f1" officeooo:paragraph-rsid="000f6d0b"/>
    </style:style>
    <style:style style:name="P38" style:family="paragraph" style:parent-style-name="Standard" style:list-style-name="L18">
      <style:paragraph-properties fo:text-align="justify" style:justify-single-word="false"/>
      <style:text-properties fo:language="en" fo:country="GB" officeooo:rsid="00172bee" officeooo:paragraph-rsid="000f6d0b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0172bee" officeooo:paragraph-rsid="000f6d0b"/>
    </style:style>
    <style:style style:name="P40" style:family="paragraph" style:parent-style-name="Standard" style:list-style-name="L19">
      <style:paragraph-properties fo:text-align="justify" style:justify-single-word="false"/>
      <style:text-properties fo:language="en" fo:country="GB" officeooo:rsid="001d817e" officeooo:paragraph-rsid="000f6d0b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01d817e" officeooo:paragraph-rsid="000f6d0b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018d804" officeooo:paragraph-rsid="000f6d0b"/>
    </style:style>
    <style:style style:name="P43" style:family="paragraph" style:parent-style-name="Standard" style:list-style-name="L20">
      <style:paragraph-properties fo:text-align="justify" style:justify-single-word="false"/>
      <style:text-properties fo:language="en" fo:country="GB" officeooo:rsid="00204b0b" officeooo:paragraph-rsid="000f6d0b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021d650" officeooo:paragraph-rsid="000f6d0b"/>
    </style:style>
    <style:style style:name="P45" style:family="paragraph" style:parent-style-name="Standard" style:list-style-name="L21">
      <style:paragraph-properties fo:text-align="justify" style:justify-single-word="false"/>
      <style:text-properties fo:language="en" fo:country="GB" officeooo:rsid="00227c2a" officeooo:paragraph-rsid="000f6d0b"/>
    </style:style>
    <style:style style:name="P46" style:family="paragraph" style:parent-style-name="Standard">
      <style:paragraph-properties fo:text-align="justify" style:justify-single-word="false"/>
      <style:text-properties fo:language="en" fo:country="GB" officeooo:rsid="00242d4c" officeooo:paragraph-rsid="000f6d0b"/>
    </style:style>
    <style:style style:name="P47" style:family="paragraph" style:parent-style-name="Standard">
      <style:paragraph-properties fo:text-align="justify" style:justify-single-word="false"/>
      <style:text-properties fo:language="en" fo:country="GB" officeooo:rsid="0017b3ea" officeooo:paragraph-rsid="0017b3ea"/>
    </style:style>
    <style:style style:name="P48" style:family="paragraph" style:parent-style-name="Standard">
      <style:paragraph-properties fo:text-align="justify" style:justify-single-word="false"/>
      <style:text-properties fo:language="en" fo:country="GB" officeooo:rsid="001d1277" officeooo:paragraph-rsid="001d1277"/>
    </style:style>
    <style:style style:name="P49" style:family="paragraph" style:parent-style-name="Standard">
      <style:paragraph-properties fo:text-align="justify" style:justify-single-word="false"/>
      <style:text-properties fo:language="en" fo:country="GB" officeooo:rsid="00214d76" officeooo:paragraph-rsid="00214d76"/>
    </style:style>
    <style:style style:name="P50" style:family="paragraph" style:parent-style-name="Standard">
      <style:paragraph-properties fo:text-align="justify" style:justify-single-word="false"/>
      <style:text-properties fo:language="en" fo:country="GB" officeooo:rsid="00214d76" officeooo:paragraph-rsid="00232e99"/>
    </style:style>
    <style:style style:name="P51" style:family="paragraph" style:parent-style-name="Standard">
      <style:paragraph-properties fo:text-align="justify" style:justify-single-word="false"/>
      <style:text-properties fo:language="en" fo:country="GB" officeooo:rsid="00214d76" officeooo:paragraph-rsid="0029af9d"/>
    </style:style>
    <style:style style:name="P52" style:family="paragraph" style:parent-style-name="Standard">
      <style:paragraph-properties fo:text-align="justify" style:justify-single-word="false"/>
      <style:text-properties fo:language="en" fo:country="GB" officeooo:rsid="00214d76" officeooo:paragraph-rsid="002bb1a6"/>
    </style:style>
    <style:style style:name="P53" style:family="paragraph" style:parent-style-name="Standard">
      <style:paragraph-properties fo:text-align="justify" style:justify-single-word="false"/>
      <style:text-properties fo:language="en" fo:country="GB" officeooo:rsid="00214d76" officeooo:paragraph-rsid="002d96f3"/>
    </style:style>
    <style:style style:name="P54" style:family="paragraph" style:parent-style-name="Standard">
      <style:paragraph-properties fo:text-align="justify" style:justify-single-word="false"/>
      <style:text-properties fo:language="en" fo:country="GB" officeooo:rsid="00214d76" officeooo:paragraph-rsid="002dddab"/>
    </style:style>
    <style:style style:name="P55" style:family="paragraph" style:parent-style-name="Standard">
      <style:paragraph-properties fo:text-align="justify" style:justify-single-word="false"/>
      <style:text-properties fo:language="en" fo:country="GB" officeooo:rsid="0024541a" officeooo:paragraph-rsid="0024541a" fo:background-color="transparent"/>
    </style:style>
    <style:style style:name="P56" style:family="paragraph" style:parent-style-name="Standard">
      <style:paragraph-properties fo:text-align="justify" style:justify-single-word="false"/>
      <style:text-properties fo:language="en" fo:country="GB" officeooo:rsid="003c56ac" officeooo:paragraph-rsid="003c56ac"/>
    </style:style>
    <style:style style:name="P57" style:family="paragraph" style:parent-style-name="Standard">
      <style:paragraph-properties fo:text-align="justify" style:justify-single-word="false"/>
      <style:text-properties fo:language="en" fo:country="GB" officeooo:rsid="004505f4" officeooo:paragraph-rsid="004505f4"/>
    </style:style>
    <style:style style:name="P58" style:family="paragraph" style:parent-style-name="Standard">
      <style:paragraph-properties fo:text-align="justify" style:justify-single-word="false"/>
      <style:text-properties fo:language="en" fo:country="GB" officeooo:rsid="00600ce0" officeooo:paragraph-rsid="00600ce0"/>
    </style:style>
    <style:style style:name="P59" style:family="paragraph" style:parent-style-name="Standard" style:list-style-name="L1">
      <style:paragraph-properties fo:text-align="justify" style:justify-single-word="false"/>
      <style:text-properties fo:language="en" fo:country="GB" officeooo:rsid="006c80f0" officeooo:paragraph-rsid="006e12db"/>
    </style:style>
    <style:style style:name="P60" style:family="paragraph" style:parent-style-name="Standard" style:list-style-name="L13">
      <style:paragraph-properties fo:text-align="justify" style:justify-single-word="false"/>
      <style:text-properties officeooo:paragraph-rsid="000f6d0b"/>
    </style:style>
    <style:style style:name="P61" style:family="paragraph" style:parent-style-name="Standard" style:list-style-name="L14">
      <style:paragraph-properties fo:text-align="justify" style:justify-single-word="false"/>
      <style:text-properties officeooo:paragraph-rsid="000f6d0b"/>
    </style:style>
    <style:style style:name="P62" style:family="paragraph" style:parent-style-name="Standard">
      <style:paragraph-properties fo:text-align="justify" style:justify-single-word="false"/>
      <style:text-properties officeooo:paragraph-rsid="000f6d0b"/>
    </style:style>
    <style:style style:name="P63" style:family="paragraph" style:parent-style-name="Standard">
      <style:paragraph-properties fo:text-align="justify" style:justify-single-word="false"/>
      <style:text-properties officeooo:paragraph-rsid="001fd7eb"/>
    </style:style>
    <style:style style:name="P64" style:family="paragraph" style:parent-style-name="Standard" style:list-style-name="L14">
      <style:paragraph-properties fo:text-align="justify" style:justify-single-word="false"/>
      <style:text-properties officeooo:rsid="0009ec77" officeooo:paragraph-rsid="000f6d0b"/>
    </style:style>
    <style:style style:name="P65" style:family="paragraph" style:parent-style-name="Text_20_body">
      <style:text-properties officeooo:rsid="001137e0" officeooo:paragraph-rsid="001137e0"/>
    </style:style>
    <style:style style:name="P66" style:family="paragraph" style:parent-style-name="Text_20_body">
      <style:paragraph-properties fo:margin-top="0cm" fo:margin-bottom="0cm" loext:contextual-spacing="false"/>
      <style:text-properties officeooo:rsid="001137e0" officeooo:paragraph-rsid="001137e0"/>
    </style:style>
    <style:style style:name="P67" style:family="paragraph" style:parent-style-name="Title">
      <style:text-properties officeooo:paragraph-rsid="000f6d0b"/>
    </style:style>
    <style:style style:name="P68" style:family="paragraph" style:parent-style-name="Heading_20_1">
      <style:paragraph-properties fo:text-align="justify" style:justify-single-word="false"/>
      <style:text-properties fo:language="en" fo:country="GB" officeooo:rsid="00697ce6" officeooo:paragraph-rsid="006e12db"/>
    </style:style>
    <style:style style:name="P69" style:family="paragraph" style:parent-style-name="Heading_20_1">
      <style:paragraph-properties fo:text-align="justify" style:justify-single-word="false"/>
      <style:text-properties officeooo:paragraph-rsid="000f6d0b"/>
    </style:style>
    <style:style style:name="P70" style:family="paragraph" style:parent-style-name="Heading_20_1">
      <style:text-properties officeooo:paragraph-rsid="000f6d0b"/>
    </style:style>
    <style:style style:name="T1" style:family="text">
      <style:text-properties officeooo:rsid="00266ded"/>
    </style:style>
    <style:style style:name="T2" style:family="text">
      <style:text-properties officeooo:rsid="00276af9"/>
    </style:style>
    <style:style style:name="T3" style:family="text">
      <style:text-properties officeooo:rsid="0004c0e0"/>
    </style:style>
    <style:style style:name="T4" style:family="text">
      <style:text-properties officeooo:rsid="0004d59f"/>
    </style:style>
    <style:style style:name="T5" style:family="text">
      <style:text-properties officeooo:rsid="003449cd"/>
    </style:style>
    <style:style style:name="T6" style:family="text">
      <style:text-properties officeooo:rsid="000784e7"/>
    </style:style>
    <style:style style:name="T7" style:family="text">
      <style:text-properties officeooo:rsid="0036fa09"/>
    </style:style>
    <style:style style:name="T8" style:family="text">
      <style:text-properties officeooo:rsid="0007ee97"/>
    </style:style>
    <style:style style:name="T9" style:family="text">
      <style:text-properties officeooo:rsid="0029c25c"/>
    </style:style>
    <style:style style:name="T10" style:family="text">
      <style:text-properties officeooo:rsid="00370747"/>
    </style:style>
    <style:style style:name="T11" style:family="text">
      <style:text-properties fo:language="en" fo:country="GB"/>
    </style:style>
    <style:style style:name="T12" style:family="text">
      <style:text-properties fo:language="en" fo:country="GB" officeooo:rsid="0008169b"/>
    </style:style>
    <style:style style:name="T13" style:family="text">
      <style:text-properties fo:language="en" fo:country="GB" officeooo:rsid="000784e7"/>
    </style:style>
    <style:style style:name="T14" style:family="text">
      <style:text-properties fo:language="en" fo:country="GB" officeooo:rsid="00370747"/>
    </style:style>
    <style:style style:name="T15" style:family="text">
      <style:text-properties fo:language="en" fo:country="GB" officeooo:rsid="0009ec77"/>
    </style:style>
    <style:style style:name="T16" style:family="text">
      <style:text-properties fo:language="en" fo:country="GB" officeooo:rsid="003a5ce7"/>
    </style:style>
    <style:style style:name="T17" style:family="text">
      <style:text-properties fo:language="en" fo:country="GB" officeooo:rsid="000a2b39"/>
    </style:style>
    <style:style style:name="T18" style:family="text">
      <style:text-properties fo:language="en" fo:country="GB" officeooo:rsid="00172bee"/>
    </style:style>
    <style:style style:name="T19" style:family="text">
      <style:text-properties fo:language="en" fo:country="GB" officeooo:rsid="001d817e"/>
    </style:style>
    <style:style style:name="T20" style:family="text">
      <style:text-properties fo:language="en" fo:country="GB" officeooo:rsid="00266ded"/>
    </style:style>
    <style:style style:name="T21" style:family="text">
      <style:text-properties fo:language="en" fo:country="GB" officeooo:rsid="001eb762"/>
    </style:style>
    <style:style style:name="T22" style:family="text">
      <style:text-properties fo:language="en" fo:country="GB" officeooo:rsid="00697ce6"/>
    </style:style>
    <style:style style:name="T23" style:family="text">
      <style:text-properties officeooo:rsid="0009e358"/>
    </style:style>
    <style:style style:name="T24" style:family="text">
      <style:text-properties officeooo:rsid="0032bfa1"/>
    </style:style>
    <style:style style:name="T25" style:family="text">
      <style:text-properties officeooo:rsid="003a5ce7"/>
    </style:style>
    <style:style style:name="T26" style:family="text">
      <style:text-properties style:text-position="super 58%" fo:language="en" fo:country="GB" officeooo:rsid="0009ec77"/>
    </style:style>
    <style:style style:name="T27" style:family="text">
      <style:text-properties officeooo:rsid="002c6241"/>
    </style:style>
    <style:style style:name="T28" style:family="text">
      <style:text-properties officeooo:rsid="000a2b39"/>
    </style:style>
    <style:style style:name="T29" style:family="text">
      <style:text-properties officeooo:rsid="003c7d55"/>
    </style:style>
    <style:style style:name="T30" style:family="text">
      <style:text-properties officeooo:rsid="003036ae"/>
    </style:style>
    <style:style style:name="T31" style:family="text">
      <style:text-properties officeooo:rsid="000b0b6f"/>
    </style:style>
    <style:style style:name="T32" style:family="text">
      <style:text-properties officeooo:rsid="001682c6"/>
    </style:style>
    <style:style style:name="T33" style:family="text">
      <style:text-properties officeooo:rsid="000bdbc4"/>
    </style:style>
    <style:style style:name="T34" style:family="text">
      <style:text-properties officeooo:rsid="00125bce"/>
    </style:style>
    <style:style style:name="T35" style:family="text">
      <style:text-properties officeooo:rsid="000b10ea"/>
    </style:style>
    <style:style style:name="T36" style:family="text">
      <style:text-properties officeooo:rsid="003e6771"/>
    </style:style>
    <style:style style:name="T37" style:family="text">
      <style:text-properties officeooo:rsid="003ced05"/>
    </style:style>
    <style:style style:name="T38" style:family="text">
      <style:text-properties officeooo:rsid="0013e35b"/>
    </style:style>
    <style:style style:name="T39" style:family="text">
      <style:text-properties officeooo:rsid="0014d3fa"/>
    </style:style>
    <style:style style:name="T40" style:family="text">
      <style:text-properties officeooo:rsid="00420a9a"/>
    </style:style>
    <style:style style:name="T41" style:family="text">
      <style:text-properties officeooo:rsid="004132f1"/>
    </style:style>
    <style:style style:name="T42" style:family="text">
      <style:text-properties officeooo:rsid="0018d804"/>
    </style:style>
    <style:style style:name="T43" style:family="text">
      <style:text-properties officeooo:rsid="002048d5"/>
    </style:style>
    <style:style style:name="T44" style:family="text">
      <style:text-properties officeooo:rsid="00204b0b"/>
    </style:style>
    <style:style style:name="T45" style:family="text">
      <style:text-properties officeooo:rsid="0011d054"/>
    </style:style>
    <style:style style:name="T46" style:family="text">
      <style:text-properties officeooo:rsid="00156042"/>
    </style:style>
    <style:style style:name="T47" style:family="text">
      <style:text-properties officeooo:rsid="0017b3ea"/>
    </style:style>
    <style:style style:name="T48" style:family="text">
      <style:text-properties officeooo:rsid="001a4b4d"/>
    </style:style>
    <style:style style:name="T49" style:family="text">
      <style:text-properties officeooo:rsid="001f9131"/>
    </style:style>
    <style:style style:name="T50" style:family="text">
      <style:text-properties fo:color="#000000"/>
    </style:style>
    <style:style style:name="T51" style:family="text">
      <style:text-properties officeooo:rsid="00232e99"/>
    </style:style>
    <style:style style:name="T52" style:family="text">
      <style:text-properties officeooo:rsid="00262466"/>
    </style:style>
    <style:style style:name="T53" style:family="text">
      <style:text-properties officeooo:rsid="0029af9d"/>
    </style:style>
    <style:style style:name="T54" style:family="text">
      <style:text-properties officeooo:rsid="002a9093"/>
    </style:style>
    <style:style style:name="T55" style:family="text">
      <style:text-properties officeooo:rsid="002af9f4"/>
    </style:style>
    <style:style style:name="T56" style:family="text">
      <style:text-properties officeooo:rsid="002b7f07"/>
    </style:style>
    <style:style style:name="T57" style:family="text">
      <style:text-properties officeooo:rsid="002bb1a6"/>
    </style:style>
    <style:style style:name="T58" style:family="text">
      <style:text-properties officeooo:rsid="002c1f91"/>
    </style:style>
    <style:style style:name="T59" style:family="text">
      <style:text-properties officeooo:rsid="002dbbbe"/>
    </style:style>
    <style:style style:name="T60" style:family="text">
      <style:text-properties officeooo:rsid="002dddab"/>
    </style:style>
    <style:style style:name="T61" style:family="text">
      <style:text-properties officeooo:rsid="0035417f"/>
    </style:style>
    <style:style style:name="T62" style:family="text">
      <style:text-properties officeooo:rsid="00394c78"/>
    </style:style>
    <style:style style:name="T63" style:family="text">
      <style:text-properties officeooo:rsid="003e122d"/>
    </style:style>
    <style:style style:name="T64" style:family="text">
      <style:text-properties officeooo:rsid="0042a451"/>
    </style:style>
    <style:style style:name="T65" style:family="text">
      <style:text-properties officeooo:rsid="0046ae13"/>
    </style:style>
    <style:style style:name="T66" style:family="text">
      <style:text-properties officeooo:rsid="00475995"/>
    </style:style>
    <style:style style:name="T67" style:family="text">
      <style:text-properties officeooo:rsid="0048bbed"/>
    </style:style>
    <style:style style:name="T68" style:family="text">
      <style:text-properties officeooo:rsid="004ed73c"/>
    </style:style>
    <style:style style:name="T69" style:family="text">
      <style:text-properties officeooo:rsid="005713fc"/>
    </style:style>
    <style:style style:name="T70" style:family="text">
      <style:text-properties officeooo:rsid="0058559f"/>
    </style:style>
    <style:style style:name="T71" style:family="text">
      <style:text-properties officeooo:rsid="005ef925"/>
    </style:style>
    <style:style style:name="T72" style:family="text">
      <style:text-properties officeooo:rsid="0061f2d5"/>
    </style:style>
    <style:style style:name="T73" style:family="text">
      <style:text-properties officeooo:rsid="006363cc"/>
    </style:style>
    <style:style style:name="T74" style:family="text">
      <style:text-properties officeooo:rsid="00660667"/>
    </style:style>
    <style:style style:name="T75" style:family="text">
      <style:text-properties officeooo:rsid="00660a6d"/>
    </style:style>
    <style:style style:name="T76" style:family="text">
      <style:text-properties officeooo:rsid="006783d3"/>
    </style:style>
    <style:style style:name="T77" style:family="text">
      <style:text-properties officeooo:rsid="00697c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BDM <text:span text:style-name="T46">generic </text:span>protocol</text:p>
      <text:p text:style-name="P66">Copyright (c) 2013, 2014, 2015, <text:span text:style-name="T45">2016</text:span> Olivier TARTROU – <text:a xlink:type="simple" xlink:href="mailto:olivier.tartrou@gmail.com" text:style-name="Internet_20_link" text:visited-style-name="Visited_20_Internet_20_Link">olivier.tartrou@gmail.com</text:a></text:p>
      <text:p text:style-name="P65">This document is licensed under a Creative Commons Attribution 4.0 International License.</text:p>
      <text:h text:style-name="P69" text:outline-level="1"><text:span text:style-name="T11">Layers of the </text:span><text:span text:style-name="T20">generic</text:span><text:span text:style-name="T11"> protocol</text:span></text:h>
      <text:p text:style-name="P3">The <text:span text:style-name="T2">generic protocol is made of the following layers (from lowest to highest):</text:span></text:p>
      <text:list xml:id="list2927404697963894822" text:style-name="L1">
        <text:list-item>
          <text:p text:style-name="P4">electrical connectors;</text:p>
        </text:list-item>
        <text:list-item>
          <text:p text:style-name="P4">electrical interface;</text:p>
        </text:list-item>
        <text:list-item>
          <text:p text:style-name="P4"><text:span text:style-name="T3">media</text:span> layer;</text:p>
        </text:list-item>
        <text:list-item>
          <text:p text:style-name="P5"><text:span text:style-name="T4">media </text:span>driver;</text:p>
        </text:list-item>
        <text:list-item>
          <text:p text:style-name="P6">media driver escape;</text:p>
        </text:list-item>
        <text:list-item>
          <text:p text:style-name="P4">flow control;</text:p>
        </text:list-item>
        <text:list-item>
          <text:p text:style-name="P4">frame bounds;</text:p>
        </text:list-item>
        <text:list-item>
          <text:p text:style-name="P4">escape protocol;</text:p>
        </text:list-item>
        <text:list-item>
          <text:p text:style-name="P4">frame structure;</text:p>
        </text:list-item>
        <text:list-item>
          <text:p text:style-name="P4">applicative layer;</text:p>
        </text:list-item>
        <text:list-item>
          <text:p text:style-name="P59">anti-replay;</text:p>
        </text:list-item>
        <text:list-item>
          <text:p text:style-name="P5">delivery guarantee;</text:p>
        </text:list-item>
        <text:list-item>
          <text:p text:style-name="P5">transactions;</text:p>
        </text:list-item>
        <text:list-item>
          <text:p text:style-name="P5">media access;</text:p>
        </text:list-item>
        <text:list-item>
          <text:p text:style-name="P8">session;</text:p>
        </text:list-item>
        <text:list-item>
          <text:p text:style-name="P5">API;</text:p>
        </text:list-item>
        <text:list-item>
          <text:p text:style-name="P5">application.</text:p>
        </text:list-item>
      </text:list>
      <text:p text:style-name="P9"/>
      <text:p text:style-name="P9">Some of these layers are optional, depending on the media layer and the opti<text:span text:style-name="T5">o</text:span>nal features of the <text:span text:style-name="T5">generic </text:span>protocol.</text:p>
      <text:h text:style-name="P69" text:outline-level="1"><text:span text:style-name="T6">E</text:span>lectrical connectors</text:h>
      <text:p text:style-name="P10"><text:span text:style-name="T47">[</text:span>DE-9<text:span text:style-name="T48">] (aka. DB-9)</text:span></text:p>
      <text:p text:style-name="P11"/>
      <text:p text:style-name="P48">[8P8C <text:span text:style-name="T49">socket</text:span>] (<text:span text:style-name="T61">aka. </text:span>RJ45)</text:p>
      <text:p text:style-name="P11"/>
      <text:p text:style-name="P49">[USB <text:span text:style-name="T54">2.0 </text:span>Standard-A]</text:p>
      <text:p text:style-name="P49"/>
      <text:p text:style-name="P51">[USB <text:span text:style-name="T55">3.1 </text:span>Standard-A]</text:p>
      <text:p text:style-name="P49"/>
      <text:p text:style-name="P49">[USB <text:span text:style-name="T56">2.0 </text:span>Standard-B]</text:p>
      <text:p text:style-name="P49"/>
      <text:p text:style-name="P51">[USB <text:span text:style-name="T56">3.1 </text:span>Standard-B]</text:p>
      <text:p text:style-name="P49"/>
      <text:p text:style-name="P55"><text:span text:style-name="T52">[USB M</text:span>ini-<text:span text:style-name="T52">B]</text:span></text:p>
      <text:p text:style-name="P49"/>
      <text:p text:style-name="P51">[USB <text:span text:style-name="T58">2.0 </text:span>Micro-<text:span text:style-name="T53">A</text:span>]</text:p>
      <text:p text:style-name="P51"/>
      <text:p text:style-name="P53">[USB <text:span text:style-name="T59">3.1 </text:span>Micro-<text:span text:style-name="T59">A</text:span>]</text:p>
      <text:p text:style-name="P53"/>
      <text:p text:style-name="P49"><text:soft-page-break/>[USB <text:span text:style-name="T57">2.0 </text:span>Micro-B]</text:p>
      <text:p text:style-name="P49"/>
      <text:p text:style-name="P52">[USB <text:span text:style-name="T57">3.1 </text:span>Micro-B]</text:p>
      <text:p text:style-name="P11"/>
      <text:p text:style-name="P50">[USB <text:span text:style-name="T60">2.0 </text:span>Micro-<text:span text:style-name="T51">A</text:span>B]</text:p>
      <text:p text:style-name="P50"/>
      <text:p text:style-name="P54">[USB <text:span text:style-name="T60">3.1 </text:span>Micro-<text:span text:style-name="T51">A</text:span>B]</text:p>
      <text:p text:style-name="P11"/>
      <text:p text:style-name="P63"><text:span text:style-name="T21">[</text:span><text:span text:style-name="T50">USB Type-C</text:span><text:span text:style-name="T21">]</text:span></text:p>
      <text:p text:style-name="P11"/>
      <text:p text:style-name="P47">[CUSTOM]</text:p>
      <text:p text:style-name="P47"/>
      <text:h text:style-name="P69" text:outline-level="1"><text:span text:style-name="T6">E</text:span>lectrical interface</text:h>
      <text:p text:style-name="P14">[<text:span text:style-name="T62">TIA-232-F</text:span>]</text:p>
      <text:p text:style-name="P13">The electrical interface is made of the following signals:</text:p>
      <text:list xml:id="list130622983014914737" text:style-name="L12">
        <text:list-item>
          <text:p text:style-name="P12">TD;</text:p>
        </text:list-item>
        <text:list-item>
          <text:p text:style-name="P12">RD;</text:p>
        </text:list-item>
        <text:list-item>
          <text:p text:style-name="P12">RTS <text:span text:style-name="T7">(optional, hardware flow control)</text:span>;</text:p>
        </text:list-item>
        <text:list-item>
          <text:p text:style-name="P12">CTS <text:span text:style-name="T7">(optional, hardware flow control)</text:span>;</text:p>
        </text:list-item>
        <text:list-item>
          <text:p text:style-name="P12">GND: electrical ground.</text:p>
        </text:list-item>
      </text:list>
      <text:p text:style-name="P13"/>
      <text:p text:style-name="P15">Connection scheme:</text:p>
      <text:list xml:id="list162644972300163" text:continue-numbering="true" text:style-name="L12">
        <text:list-item>
          <text:p text:style-name="P12">T<text:span text:style-name="T8">D</text:span> signal of the node 1 shall be connected to the R<text:span text:style-name="T8">D</text:span> si<text:span text:style-name="T8">g</text:span>nal of the node 2;</text:p>
        </text:list-item>
        <text:list-item>
          <text:p text:style-name="P12">R<text:span text:style-name="T8">D</text:span> signal of the node 1 shall be connected to the <text:span text:style-name="T8">TD</text:span> si<text:span text:style-name="T8">g</text:span>nal of the node 2;</text:p>
        </text:list-item>
        <text:list-item>
          <text:p text:style-name="P12"><text:span text:style-name="T9">RTS</text:span> signal of the node 1 shall be connected to the <text:span text:style-name="T9">CTS</text:span> si<text:span text:style-name="T8">g</text:span>nal of the node 2 <text:span text:style-name="T10">(if hardware flow control is used)</text:span>;</text:p>
        </text:list-item>
        <text:list-item>
          <text:p text:style-name="P12"><text:span text:style-name="T9">CTS</text:span> signal of the node 1 shall be connected to the <text:span text:style-name="T9">RTS</text:span> si<text:span text:style-name="T8">g</text:span>nal of the node 2 <text:span text:style-name="T10">(if hardware flow control is used)</text:span>.</text:p>
        </text:list-item>
      </text:list>
      <text:p text:style-name="P13"/>
      <text:p text:style-name="P57">[<text:span text:style-name="T62">TIA-232-F </text:span>signaling]</text:p>
      <text:p text:style-name="P57"/>
      <text:p text:style-name="P56">[<text:span text:style-name="T63">positive </text:span>3.3V signaling]</text:p>
      <text:p text:style-name="P15">Signal levels:</text:p>
      <text:list xml:id="list8492574955337831423" text:style-name="L13">
        <text:list-item>
          <text:p text:style-name="P60"><text:span text:style-name="T12">TD</text:span><text:span text:style-name="T13">: 0, +3.3V, </text:span><text:span text:style-name="T12">positive logic;</text:span></text:p>
        </text:list-item>
        <text:list-item>
          <text:p text:style-name="P60"><text:span text:style-name="T13">R</text:span><text:span text:style-name="T12">D</text:span><text:span text:style-name="T13">: 0, +3.3V, </text:span><text:span text:style-name="T12">positive logic;</text:span></text:p>
        </text:list-item>
        <text:list-item>
          <text:p text:style-name="P60"><text:span text:style-name="T13">R</text:span><text:span text:style-name="T12">TS</text:span><text:span text:style-name="T13">: 0, +3.3V, </text:span><text:span text:style-name="T12">positive logic </text:span><text:span text:style-name="T14">(if hardware flow control is used)</text:span><text:span text:style-name="T13">;</text:span></text:p>
        </text:list-item>
        <text:list-item>
          <text:p text:style-name="P60"><text:span text:style-name="T12">CTS</text:span><text:span text:style-name="T13">: 0, +3.3V, </text:span><text:span text:style-name="T12">positive logic </text:span><text:span text:style-name="T14">(if hardware flow control is used)</text:span><text:span text:style-name="T13">.</text:span></text:p>
        </text:list-item>
      </text:list>
      <text:p text:style-name="P62"><text:span text:style-name="T13"/></text:p>
      <text:p text:style-name="P20"><text:span text:style-name="T65">[TIA-422-B]</text:span></text:p>
      <text:p text:style-name="P20"/>
      <text:p text:style-name="P20"><text:span text:style-name="T65">[TIA-485-A]</text:span></text:p>
      <text:p text:style-name="P20"/>
      <text:h text:style-name="P69" text:outline-level="1"><text:span text:style-name="T23">M</text:span>edia layer</text:h>
      <text:p text:style-name="P16">[UART]</text:p>
      <text:p text:style-name="P18">The communication uses an asynchronous serial communication scheme. Data to transmit are serialized on the TD line. Received data incommes from the RD line.</text:p>
      <text:p text:style-name="P18"/>
      <text:p text:style-name="P19"><text:soft-page-break/><text:span text:style-name="T24">On a TIA-232-F/TIA-422-B/TIA-485-A serial line, </text:span>transmission unit is called a character. <text:span text:style-name="T24">As we configure 8 bits by character, a character equals an octet.</text:span></text:p>
      <text:p text:style-name="P19"/>
      <text:p text:style-name="P18">Serial <text:span text:style-name="T25">communication</text:span> has the following characteristics <text:span text:style-name="T25">on UART level:</text:span></text:p>
      <text:list xml:id="list5007488840276996025" text:style-name="L14">
        <text:list-item>
          <text:p text:style-name="P61"><text:span text:style-name="T15">speed: </text:span><text:span text:style-name="T16">115200</text:span><text:span text:style-name="T15"> bit.s</text:span><text:span text:style-name="T26">-1</text:span><text:span text:style-name="T15">;</text:span></text:p>
        </text:list-item>
        <text:list-item>
          <text:p text:style-name="P64"><text:span text:style-name="T11">start bit: 1, logic value: 0;</text:span></text:p>
        </text:list-item>
        <text:list-item>
          <text:p text:style-name="P17">data bits: 8;</text:p>
        </text:list-item>
        <text:list-item>
          <text:p text:style-name="P17">parity: even;</text:p>
        </text:list-item>
        <text:list-item>
          <text:p text:style-name="P61"><text:span text:style-name="T15">stop bits: </text:span><text:span text:style-name="T17">1, logic value: 1;</text:span></text:p>
        </text:list-item>
        <text:list-item>
          <text:p text:style-name="P17">idle state between characters: logic value 1.</text:p>
        </text:list-item>
      </text:list>
      <text:p text:style-name="P18"/>
      <text:p text:style-name="P18"><text:span text:style-name="T27">B</text:span>its <text:span text:style-name="T27">shall be</text:span> serialized <text:span text:style-name="T27">LSB (Least Significant Bit) first.</text:span></text:p>
      <text:p text:style-name="P19"/>
      <text:p text:style-name="P22">Delays:</text:p>
      <text:list xml:id="list3093615330055631906" text:style-name="L15">
        <text:list-item>
          <text:p text:style-name="P23"><text:span text:style-name="T25">i</text:span>nter-character delay: 0 ns (not used);</text:p>
        </text:list-item>
        <text:list-item>
          <text:p text:style-name="P23"><text:span text:style-name="T25">i</text:span>nter-frame delay: 0 ns (not used);</text:p>
        </text:list-item>
        <text:list-item>
          <text:p text:style-name="P21">delay between transmit direction and start bit: <text:span text:style-name="T24">0 ns (not used, T</text:span>IA-485-<text:span text:style-name="T64">A</text:span> specific<text:span text:style-name="T24">);</text:span></text:p>
        </text:list-item>
        <text:list-item>
          <text:p text:style-name="P21">delay between stop bit and receive direction: <text:span text:style-name="T24">0 ns (not used, T</text:span>IA-485-<text:span text:style-name="T64">A</text:span> specific<text:span text:style-name="T24">);</text:span></text:p>
        </text:list-item>
        <text:list-item>
          <text:p text:style-name="P21">delay between request and respond: 0 ns (not used).</text:p>
        </text:list-item>
      </text:list>
      <text:h text:style-name="P69" text:outline-level="1"><text:span text:style-name="T28">M</text:span>edia driver</text:h>
      <text:p text:style-name="P24">[SERIAL]</text:p>
      <text:p text:style-name="P24">The media driver provides functions to open the serial port, configure its parameters (<text:span text:style-name="T66">speed</text:span>, number of data bits, parity, number of stop bits, flow control…), and read or write single characters or stream of characters.</text:p>
      <text:p text:style-name="P25"/>
      <text:p text:style-name="P24">[OS SPECIFIC]</text:p>
      <text:p text:style-name="P24">The media driver is provided by the BSP (<text:span text:style-name="T67">[</text:span>STM32Cube<text:span text:style-name="T67">]</text:span>) or by the Operating System (<text:span text:style-name="T67">[</text:span>Linux<text:span text:style-name="T67">]</text:span>, <text:span text:style-name="T67">[</text:span>Windows<text:span text:style-name="T67">]</text:span>...).</text:p>
      <text:h text:style-name="P70" text:outline-level="1"><text:span text:style-name="T29">M</text:span>edia driver escape</text:h>
      <text:p text:style-name="P26">[Linux]</text:p>
      <text:p text:style-name="P26"/>
      <text:h text:style-name="P70" text:outline-level="1"><text:span text:style-name="T30">F</text:span>low control</text:h>
      <text:p text:style-name="P7"/>
      <text:h text:style-name="P69" text:outline-level="1"><text:span text:style-name="T31">F</text:span>rame bounds <text:span text:style-name="T32">protocol</text:span></text:h>
      <text:p text:style-name="P28">[SERIAL]</text:p>
      <text:p text:style-name="P29"><text:span text:style-name="T33">Asynchronous s</text:span>erial media <text:span text:style-name="T33">have no </text:span>content guarantee. <text:span text:style-name="T33">Corrupted bytes can be changed or discarded (missing). Thus, it is needed to uniquely identify the start and the end of a frame in case the receiver gets desynchronized.</text:span></text:p>
      <text:p text:style-name="P29"/>
      <text:p text:style-name="P28">The frame bound layer:</text:p>
      <text:list xml:id="list5002105644091390120" text:style-name="L16">
        <text:list-item>
          <text:p text:style-name="P27">uniquely identif<text:span text:style-name="T34">ies</text:span> the start of a frame by adding a<text:span text:style-name="T34">n</text:span> <text:span text:style-name="T35">STX (0x02) character </text:span>before the frame;</text:p>
        </text:list-item>
        <text:list-item>
          <text:p text:style-name="P27">uniquely identif<text:span text:style-name="T34">ies</text:span> the end of a frame by adding an E<text:span text:style-name="T35">TX (0x0</text:span>3<text:span text:style-name="T35">) character </text:span>after the frame.</text:p>
        </text:list-item>
      </text:list>
      <text:p text:style-name="P28"/>
      <text:p text:style-name="P30">These bytes shall be escaped if found inside the payload of a frame, see below.</text:p>
      <text:p text:style-name="P30"><text:soft-page-break/></text:p>
      <text:p text:style-name="P31">On reception, these byte<text:span text:style-name="T68">s </text:span>shall be removed from start and end of frame. On reception, escape marks shall be remove, see below.</text:p>
      <text:h text:style-name="P69" text:outline-level="1"><text:span text:style-name="T34">E</text:span>scape protocol</text:h>
      <text:p text:style-name="P28">[SERIAL]</text:p>
      <text:p text:style-name="P29"><text:span text:style-name="T33">The frames of the generic protocol </text:span>are prefixed by a unique <text:span text:style-name="T34">STX (0x02) character and </text:span>post-fixed by a unique ETX <text:span text:style-name="T69">(0x03) character</text:span>. To guarantee this unicity, the frame <text:span text:style-name="T36">payloads should</text:span> not contain either STX or ETX characters. To satisfy this condition <text:span text:style-name="T37">on indefinite binary payloads</text:span>, we add an escape protocol.</text:p>
      <text:p text:style-name="P29"/>
      <text:p text:style-name="P32">The escape protocol uses the <text:span text:style-name="T38">DLE (0x10) character </text:span>as escape character. This character is reserved and shall also be escaped i<text:span text:style-name="T34">f found inside the payload of a frame.</text:span></text:p>
      <text:p text:style-name="P29"/>
      <text:p text:style-name="P35">On transmit:</text:p>
      <text:list xml:id="list808326495171665855" text:style-name="L17">
        <text:list-item>
          <text:p text:style-name="P33">when a frame contains <text:span text:style-name="T70">a</text:span> STX character, the escape protocol <text:span text:style-name="T39">shall </text:span>prefix it with the DLE character <text:span text:style-name="T39">(DLE STX)</text:span>;</text:p>
        </text:list-item>
        <text:list-item>
          <text:p text:style-name="P34">when a frame contains <text:span text:style-name="T70">an</text:span> <text:span text:style-name="T39">E</text:span>TX character, the escape protocol <text:span text:style-name="T39">shall </text:span>prefix it with the DLE character <text:span text:style-name="T39">(DLE ETX)</text:span>;</text:p>
        </text:list-item>
        <text:list-item>
          <text:p text:style-name="P34">when a frame contains <text:span text:style-name="T70">a</text:span> <text:span text:style-name="T39">DLE</text:span> character, the escape protocol <text:span text:style-name="T39">shall </text:span>prefix it with the DLE character <text:span text:style-name="T39">(DLE DLE)</text:span>.</text:p>
        </text:list-item>
      </text:list>
      <text:p text:style-name="P35"/>
      <text:p text:style-name="P35">On <text:span text:style-name="T39">receive</text:span>:</text:p>
      <text:list xml:id="list162646017060815" text:continue-numbering="true" text:style-name="L17">
        <text:list-item>
          <text:p text:style-name="P33">when <text:span text:style-name="T39">the sequence DLE STX is received, the escape character (DLE) shall be removed before passing the frame to the higher layer (we pass STX);</text:span></text:p>
        </text:list-item>
        <text:list-item>
          <text:p text:style-name="P33">when <text:span text:style-name="T39">the sequence DLE ETX is received, the escape character (DLE) shall be removed before passing the frame to the higher layer (we pass ETX);</text:span></text:p>
        </text:list-item>
        <text:list-item>
          <text:p text:style-name="P33">when <text:span text:style-name="T39">the sequence DLE DLE is received, the escape character (DLE) shall be removed before passing the frame to the higher layer;</text:span></text:p>
          <text:list>
            <text:list-item>
              <text:p text:style-name="P36">Note: only the first DLE shall be removed <text:span text:style-name="T40">(we pass DLE)</text:span>;</text:p>
            </text:list-item>
          </text:list>
        </text:list-item>
        <text:list-item>
          <text:p text:style-name="P36">when a sequence DLE x is <text:span text:style-name="T39">received </text:span>and x is neither STX, ETX or DLE, the <text:span text:style-name="T41">escape</text:span> protocol shall be reset, the frame bound<text:span text:style-name="T41">s</text:span> procotol shall be reset and an error shall be notified to the <text:span text:style-name="T39">higher layer;</text:span></text:p>
        </text:list-item>
        <text:list-item>
          <text:p text:style-name="P37">any other <text:span text:style-name="T71">character or character </text:span>sequence shall be passed unchanged to <text:span text:style-name="T39">the higher layer.</text:span></text:p>
        </text:list-item>
      </text:list>
      <text:h text:style-name="P70" text:outline-level="1"><text:span text:style-name="T31">F</text:span>rame structure</text:h>
      <text:p text:style-name="P39">The frame structure is <text:span text:style-name="T42">made of:</text:span></text:p>
      <text:list xml:id="list4317624287997112423" text:style-name="L18">
        <text:list-item>
          <text:p text:style-name="P38">a header;</text:p>
        </text:list-item>
        <text:list-item>
          <text:p text:style-name="P38">a payload;</text:p>
        </text:list-item>
        <text:list-item>
          <text:p text:style-name="P38">a footer.</text:p>
        </text:list-item>
      </text:list>
      <text:p text:style-name="P39"/>
      <text:p text:style-name="P62"><text:span text:style-name="T18">The header has a fixed size </text:span><text:span text:style-name="T19">and is made of:</text:span></text:p>
      <text:list xml:id="list1535108494590527814" text:style-name="L19">
        <text:list-item>
          <text:p text:style-name="P40">a protocol signature (16-bit);</text:p>
        </text:list-item>
        <text:list-item>
          <text:p text:style-name="P40">a frame id (8-bit).</text:p>
        </text:list-item>
      </text:list>
      <text:p text:style-name="P62"/>
      <text:p text:style-name="P42">The protocol is made of several <text:span text:style-name="T43">applicative </text:span>frames, <text:span text:style-name="T43">identified by the frame id. The structure of the payload depends on the applicative frame. For a specific frame id, the payload has a fixed size. The payload may be empty.</text:span></text:p>
      <text:p text:style-name="P41"/>
      <text:p text:style-name="P39"><text:soft-page-break/>The footer has a fixed size <text:span text:style-name="T44">and is made of:</text:span></text:p>
      <text:list xml:id="list2279482904680639112" text:style-name="L20">
        <text:list-item>
          <text:p text:style-name="P43">a CRC.</text:p>
        </text:list-item>
      </text:list>
      <text:p text:style-name="P39"/>
      <text:p text:style-name="P58">[<text:span text:style-name="T40">CRC-16-CCITT</text:span>]</text:p>
      <text:p text:style-name="P44">The CRC is a <text:span text:style-name="T40">CRC-16-CCITT</text:span>. It uses the following parameters:</text:p>
      <text:list xml:id="list3901003284874717764" text:style-name="L21">
        <text:list-item>
          <text:p text:style-name="P45">width: 16 <text:span text:style-name="T72">bits</text:span>;</text:p>
        </text:list-item>
        <text:list-item>
          <text:p text:style-name="P45">poly<text:span text:style-name="T73">nomial</text:span>: 0x1021;</text:p>
        </text:list-item>
        <text:list-item>
          <text:p text:style-name="P45">reflect in: false;</text:p>
        </text:list-item>
        <text:list-item>
          <text:p text:style-name="P45">XOR in: 0xFFFF;</text:p>
        </text:list-item>
        <text:list-item>
          <text:p text:style-name="P45">reflect out: false;</text:p>
        </text:list-item>
        <text:list-item>
          <text:p text:style-name="P45">XOR out: 0x0000.</text:p>
        </text:list-item>
      </text:list>
      <text:p text:style-name="P41"/>
      <text:p text:style-name="P46">The CRC <text:span text:style-name="T76">shall be </text:span>computed on all <text:span text:style-name="T74">octets of the frame, ex</text:span>cluding the <text:span text:style-name="T75">prefixed </text:span>STX, the CRC <text:span text:style-name="T75">itself and the postfixed </text:span>ETX.</text:p>
      <text:h text:style-name="P70" text:outline-level="1"><text:span text:style-name="T1">A</text:span>pplicative layer</text:h>
      <text:p text:style-name="P1">Dependant on the specific implementation</text:p>
      <text:h text:style-name="P68" text:outline-level="1">Anti-replay</text:h>
      <text:p text:style-name="P2"><text:span text:style-name="T77">{not implemented yet}</text:span></text:p>
      <text:h text:style-name="P70" text:outline-level="1"><text:span text:style-name="T40">D</text:span>elivery guarantee</text:h>
      <text:p text:style-name="P1">{not implemented yet}</text:p>
      <text:h text:style-name="P70" text:outline-level="1"><text:span text:style-name="T40">T</text:span>ransactions</text:h>
      <text:p text:style-name="P1">{not implemented yet}</text:p>
      <text:h text:style-name="P70" text:outline-level="1"><text:span text:style-name="T40">M</text:span>edia access</text:h>
      <text:p text:style-name="P1">{not implemented yet}</text:p>
      <text:h text:style-name="P70" text:outline-level="1">Session</text:h>
      <text:p text:style-name="P1">{not implemented yet}</text:p>
      <text:h text:style-name="P70" text:outline-level="1">API</text:h>
      <text:p text:style-name="P1">Dependant on the specific implementation</text:p>
      <text:h text:style-name="P70" text:outline-level="1"><text:span text:style-name="T40">A</text:span>pplication</text:h>
      <text:p text:style-name="P1">The application is beyond the scope of the generic protoco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TARTROU</meta:initial-creator>
    <meta:creation-date>2016-06-04T11:36:23.183268730</meta:creation-date>
    <meta:generator>LibreOffice/5.1.3.2$Linux_X86_64 LibreOffice_project/10m0$Build-2</meta:generator>
    <dc:date>2016-06-05T16:26:12.260518843</dc:date>
    <dc:creator>Olivier TARTROU</dc:creator>
    <meta:editing-duration>PT12H3M27S</meta:editing-duration>
    <meta:editing-cycles>78</meta:editing-cycles>
    <meta:document-statistic meta:table-count="0" meta:image-count="0" meta:object-count="0" meta:page-count="5" meta:paragraph-count="146" meta:word-count="1123" meta:character-count="6474" meta:non-whitespace-character-count="5560"/>
  </office:meta>
</office:document-meta>
</file>